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n" fo:country="IN" style:font-size-asian="12pt" style:font-name-complex="Times New Roman" style:font-size-complex="12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2pt" fo:language="en" fo:country="IN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fo:language="en" fo:country="I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IN" fo:background-color="#ffff00" loext:char-shading-value="0" style:font-size-asian="12pt" style:font-name-complex="Times New Roman" style:font-size-complex="12pt"/>
    </style:style>
    <style:style style:name="T4" style:family="text">
      <style:text-properties style:font-name="Times New Roman" fo:font-size="12pt" fo:language="en" fo:country="IN" officeooo:rsid="000dd5ae" fo:background-color="#ffff00" loext:char-shading-value="0" style:font-size-asian="12pt" style:font-name-complex="Times New Roman" style:font-size-complex="12pt"/>
    </style:style>
    <style:style style:name="T5" style:family="text">
      <style:text-properties style:text-position="super 58%" style:font-name="Times New Roman" fo:font-size="12pt" fo:language="en" fo:country="IN" style:font-size-asian="12pt" style:font-name-complex="Times New Roman" style:font-size-complex="12pt"/>
    </style:style>
    <style:style style:name="T6" style:family="text">
      <style:text-properties style:text-position="super 58%" style:font-name="Times New Roman" fo:font-size="12pt" fo:language="en" fo:country="IN" officeooo:rsid="000dd5ae" fo:background-color="#ffff00" loext:char-shading-value="0" style:font-size-asian="12pt" style:font-name-complex="Times New Roman" style:font-size-complex="12pt"/>
    </style:style>
    <style:style style:name="T7" style:family="text">
      <style:text-properties style:text-position="sub 58%" style:font-name="Times New Roman" fo:font-size="12pt" fo:language="en" fo:country="IN" style:font-size-asian="12pt" style:font-name-complex="Times New Roman" style:font-size-complex="12pt"/>
    </style:style>
    <style:style style:name="T8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scharge equation for standard 90 deg sharp-crested V-notch at Hosagadde site, Sirsi</text:span></text:p>
      <text:p text:style-name="Standard"><text:span text:style-name="T2">Discharge, Q = 4969 * (H ^ 2.5)</text:span></text:p>
      <text:p text:style-name="Standard"><text:span text:style-name="T2">Q = m</text:span><text:span text:style-name="T5">3</text:span><text:span text:style-name="T2">/hour</text:span></text:p>
      <text:p text:style-name="Standard"><text:span text:style-name="T2">H = meters above the crest = [stage (in meters) – 0.47]</text:span></text:p>
      <text:p text:style-name="P1"/>
      <text:p text:style-name="Standard"><text:span text:style-name="T1">Discharge equation for sharp-crested V+Rectangle composite weir at the Niligiri’s site:</text:span></text:p>
      <text:p text:style-name="Standard"><text:span text:style-name="T2">Q</text:span><text:span text:style-name="T7">t</text:span><text:span text:style-name="T2"> = {8/15 * C</text:span><text:span text:style-name="T7">1</text:span><text:span text:style-name="T2"> * sqrt(2*g) * [H</text:span><text:span text:style-name="T5">2/3</text:span><text:span text:style-name="T2"> – h</text:span><text:span text:style-name="T5">2/3</text:span><text:span text:style-name="T2">]} + {2/3 * C</text:span><text:span text:style-name="T7">2</text:span><text:span text:style-name="T2"> * sqrt(2 * g) * [2b] * h</text:span><text:span text:style-name="T5">3/2</text:span><text:span text:style-name="T2">}</text:span></text:p>
      <text:p text:style-name="Standard"><text:span text:style-name="T2">Q</text:span><text:span text:style-name="T7">t</text:span><text:span text:style-name="T2"> = Theoretical discharge, m</text:span><text:span text:style-name="T5">3</text:span><text:span text:style-name="T2">/sec</text:span></text:p>
      <text:p text:style-name="Standard"><text:span text:style-name="T2">Actual discharge, Q</text:span><text:span text:style-name="T7">a</text:span><text:span text:style-name="T2"> = 1.09 * Q</text:span><text:span text:style-name="T7">t</text:span></text:p>
      <text:p text:style-name="Standard"><text:span text:style-name="T2">g = 9.81 m/sec</text:span><text:span text:style-name="T5">2</text:span></text:p>
      <text:p text:style-name="Standard"><text:span text:style-name="T2">H = depth of flow above the V-notch crest, meters = </text:span><text:span text:style-name="T3">[stage (in meters) – 0.095] </text:span><text:span text:style-name="T4">Corrected to .0.1610 on Sept 16</text:span><text:span text:style-name="T6">th</text:span><text:span text:style-name="T4"> 2014 based on salt dilution experiment.</text:span></text:p>
      <text:p text:style-name="Standard"><text:span text:style-name="T2">h = depth of flow above the rectangular weir crest (or above the V-notch section), meters = (H – 0.40)</text:span></text:p>
      <text:p text:style-name="Standard"><text:span text:style-name="T2">b = rectangular weir length on each side, meters = 0.21 m</text:span></text:p>
      <text:p text:style-name="Standard"><text:span text:style-name="T2">C</text:span><text:span text:style-name="T7">1</text:span><text:span text:style-name="T2"> = discharge coefficient for V-notch weir = 0.59</text:span></text:p>
      <text:p text:style-name="Standard"><text:span text:style-name="T2">C</text:span><text:span text:style-name="T7">2</text:span><text:span text:style-name="T2"> = discharge coefficient for rectangular weir = 0.58</text:span></text:p>
      <text:p text:style-name="Standard"><text:span text:style-name="T2">C</text:span><text:span text:style-name="T7">1, </text:span><text:span text:style-name="T2">C</text:span><text:span text:style-name="T7">2 <text:s/></text:span><text:span text:style-name="T2">and actual discharge correction taken from lab experiments cited in Chyan-Deng et al., 2006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ini Badiger</meta:initial-creator>
    <meta:creation-date>2014-01-03T08:50:00</meta:creation-date>
    <dc:creator>R.S. Bhalla</dc:creator>
    <dc:date>2014-09-16T10:50:02.683560201</dc:date>
    <meta:print-date>2013-12-19T12:48:00</meta:print-date>
    <meta:editing-cycles>3</meta:editing-cycles>
    <meta:editing-duration>PT17M30S</meta:editing-duration>
    <meta:document-statistic meta:table-count="0" meta:image-count="0" meta:object-count="0" meta:page-count="2" meta:paragraph-count="15" meta:word-count="175" meta:character-count="950" meta:non-whitespace-character-count="785"/>
    <meta:generator>LibreOffice/4.3.0.4$Linux_X86_64 LibreOffice_project/62ad5818884a2fc2e5780dd45466868d41009ec0</meta:generator>
  </office:meta>
</office:document-meta>
</file>